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6" style:family="paragraph" style:parent-style-name="Text_20_body">
      <style:text-properties officeooo:paragraph-rsid="00384eb3"/>
    </style:style>
    <style:style style:name="P7" style:family="paragraph" style:parent-style-name="Preformatted_20_Text" style:list-style-name="L2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Preformatted_20_Text" style:list-style-name="L2">
      <style:paragraph-properties fo:margin-top="0cm" fo:margin-bottom="0.499cm" style:contextual-spacing="false" fo:padding="0.049cm" fo:border="0.06pt solid #d9d9e3"/>
    </style:style>
    <style:style style:name="P9" style:family="paragraph" style:parent-style-name="Preformatted_20_Text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0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1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3" style:family="paragraph" style:parent-style-name="Preformatted_20_Text" style:list-style-name="L3">
      <style:paragraph-properties fo:padding="0.049cm" fo:border="0.06pt solid #d9d9e3"/>
    </style:style>
    <style:style style:name="P14" style:family="paragraph" style:parent-style-name="Preformatted_20_Text" style:list-style-name="L3">
      <style:paragraph-properties fo:margin-top="0cm" fo:margin-bottom="0.499cm" style:contextual-spacing="false" fo:padding="0.049cm" fo:border="0.06pt solid #d9d9e3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8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19" style:family="paragraph" style:parent-style-name="Text_20_body">
      <style:text-properties officeooo:paragraph-rsid="003bef7d"/>
    </style:style>
    <style:style style:name="P20" style:family="paragraph" style:parent-style-name="Text_20_body">
      <style:text-properties officeooo:rsid="003bef7d" officeooo:paragraph-rsid="003bef7d"/>
    </style:style>
    <style:style style:name="P21" style:family="paragraph" style:parent-style-name="Text_20_body">
      <style:text-properties officeooo:rsid="003cd352" officeooo:paragraph-rsid="003cd352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T1" style:family="text">
      <style:text-properties loext:padding="0.049cm" loext:border="0.06pt solid #d9d9e3"/>
    </style:style>
    <style:style style:name="T2" style:family="text">
      <style:text-properties officeooo:rsid="00382d14"/>
    </style:style>
    <style:style style:name="T3" style:family="text">
      <style:text-properties officeooo:rsid="003904ba" loext:padding="0.049cm" loext:border="0.06pt solid #d9d9e3"/>
    </style:style>
    <style:style style:name="T4" style:family="text">
      <style:text-properties officeooo:rsid="003bef7d"/>
    </style:style>
    <style:style style:name="T5" style:family="text">
      <style:text-properties officeooo:rsid="003c7e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5">4</text:span><text:line-break/><text:span text:style-name="T5">VPN</text:span></text:p>
      <text:p text:style-name="P21">Wireguard server</text:p>
      <text:p text:style-name="P21"><text:a xlink:type="simple" xlink:href="https://www.digitalocean.com/community/tutorials/how-to-set-up-wireguard-on-ubuntu-22-04" text:style-name="Internet_20_link" text:visited-style-name="Visited_20_Internet_20_Link">https://www.digitalocean.com/community/tutorials/how-to-set-up-wireguard-on-ubuntu-22-04</text:a></text:p>
      <text:p text:style-name="P21"><text:a xlink:type="simple" xlink:href="https://www.digitalocean.com/community/tutorials/how-to-set-up-wireguard-on-rocky-linux-8" text:style-name="Internet_20_link" text:visited-style-name="Visited_20_Internet_20_Link">https://www.digitalocean.com/community/tutorials/how-to-set-up-wireguard-on-rocky-linux-8</text:a></text:p>
      <text:p text:style-name="P21"/>
      <text:p text:style-name="P21">Una VPN, o Red Privada Virtual, es una tecnología que permite establecer una conexión segura y privada a través de una red pública, como internet. Su utilidad principal es proporcionar un canal seguro para la transmisión de datos entre dos puntos, como un cliente y un servidor, a través de lo que se conoce como un "túnel" encriptado.</text:p>
      <text:p text:style-name="Text_20_body">Aquí hay una explicación de cómo funciona la conexión cliente-servidor en una VPN y su relación con certificados asimétricos:</text:p>
      <text:list text:style-name="L4">
        <text:list-item>
          <text:p text:style-name="P22"><text:span text:style-name="Strong_20_Emphasis">Inicio de la Conexión:</text:span></text:p>
          <text:list>
            <text:list-item>
              <text:p text:style-name="P23">Un usuario (cliente) inicia la conexión a la VPN desde su dispositivo.</text:p>
            </text:list-item>
            <text:list-item>
              <text:p text:style-name="P23">El cliente envía una solicitud de conexión al servidor VPN.</text:p>
            </text:list-item>
          </text:list>
        </text:list-item>
        <text:list-item>
          <text:p text:style-name="P22"><text:span text:style-name="Strong_20_Emphasis">Autenticación:</text:span></text:p>
          <text:list>
            <text:list-item>
              <text:p text:style-name="P23">El servidor VPN verifica la identidad del cliente a través de un proceso de autenticación. Esto puede implicar el uso de credenciales (nombre de usuario y contraseña), certificados digitales u otros métodos.</text:p>
            </text:list-item>
          </text:list>
        </text:list-item>
        <text:list-item>
          <text:p text:style-name="P22"><text:span text:style-name="Strong_20_Emphasis">Establecimiento del Túnel:</text:span></text:p>
          <text:list>
            <text:list-item>
              <text:p text:style-name="P23">Una vez autenticado, se establece un túnel seguro entre el cliente y el servidor. Este túnel actúa como un conducto encriptado a través del cual se transmitirán los datos de manera segura.</text:p>
            </text:list-item>
          </text:list>
        </text:list-item>
        <text:list-item>
          <text:p text:style-name="P22"><text:span text:style-name="Strong_20_Emphasis">Encriptación:</text:span></text:p>
          <text:list>
            <text:list-item>
              <text:p text:style-name="P23">Los datos transmitidos a través del túnel VPN están encriptados, lo que significa que están codificados de manera que solo el cliente y el servidor pueden entenderlos. Esto proporciona confidencialidad y seguridad a la información transmitida.</text:p>
            </text:list-item>
          </text:list>
        </text:list-item>
        <text:list-item>
          <text:p text:style-name="P22"><text:span text:style-name="Strong_20_Emphasis">Certificados Asimétricos:</text:span></text:p>
          <text:list>
            <text:list-item>
              <text:p text:style-name="P23">Los certificados asimétricos (también conocidos como certificados de clave pública) desempeñan un papel crucial en la seguridad de la conexión VPN.</text:p>
            </text:list-item>
            <text:list-item>
              <text:p text:style-name="P23">Cada entidad (cliente y servidor) tiene un par de claves: una clave pública y una clave privada.</text:p>
            </text:list-item>
            <text:list-item>
              <text:p text:style-name="P23">El servidor presenta su certificado, que incluye su clave pública, al cliente durante el proceso de autenticación.</text:p>
            </text:list-item>
            <text:list-item>
              <text:p text:style-name="P23">El cliente utiliza la clave pública del servidor para encriptar datos que solo pueden ser descifrados por la clave privada correspondiente del servidor.</text:p>
            </text:list-item>
            <text:list-item>
              <text:p text:style-name="P22">De manera similar, el cliente presenta su certificado al servidor, permitiendo que el servidor encripte datos que solo el cliente puede descifrar con su clave privada.</text:p>
            </text:list-item>
          </text:list>
        </text:list-item>
      </text:list>
      <text:p text:style-name="Text_20_body"><text:soft-page-break/>En resumen, una VPN utiliza certificados asimétricos para establecer un túnel seguro entre el cliente y el servidor, garantizando la autenticación mutua y la encriptación de los datos transmitidos. Este enfoque garantiza la privacidad y la integridad de la comunicación en entornos donde la seguridad es fundamental, como en conexiones a través de internet.</text:p>
      <text:p text:style-name="P24"/>
      <text:p text:style-name="P25"><text:span text:style-name="Strong_20_Emphasis">OpenVPN:</text:span></text:p>
      <text:p text:style-name="Text_20_body">OpenVPN es un software de código abierto que implementa protocolos de red privada virtual (VPN) para crear conexiones seguras punto a punto o de sitio a sitio en configuraciones de VPN. Es altamente configurable y es compatible con una variedad de sistemas operativos, incluyendo Windows, Linux, macOS, Android e iOS. OpenVPN utiliza el protocolo SSL/TLS para el establecimiento de la conexión y la autenticación, y puede operar en modos tanto de capa 2 (modo puente) como de capa 3 (modo enrutamiento).</text:p>
      <text:p text:style-name="Text_20_body">Características clave de OpenVPN:</text:p>
      <text:list text:style-name="L5">
        <text:list-item>
          <text:p text:style-name="P26"><text:span text:style-name="Strong_20_Emphasis">Flexibilidad:</text:span> Puede configurarse para funcionar en varios modos y puede atravesar firewalls y NAT (Network Address Translation).</text:p>
        </text:list-item>
        <text:list-item>
          <text:p text:style-name="P26"><text:span text:style-name="Strong_20_Emphasis">Seguridad:</text:span> Utiliza SSL/TLS para el cifrado y autenticación, proporcionando un alto nivel de seguridad.</text:p>
        </text:list-item>
        <text:list-item>
          <text:p text:style-name="P26"><text:span text:style-name="Strong_20_Emphasis">Compatibilidad multiplataforma:</text:span> Compatible con una amplia variedad de sistemas operativos.</text:p>
        </text:list-item>
        <text:list-item>
          <text:p text:style-name="P26"><text:span text:style-name="Strong_20_Emphasis">Configuración avanzada:</text:span> Ofrece opciones avanzadas de configuración para adaptarse a diferentes escenarios y requisitos.</text:p>
        </text:list-item>
        <text:list-item>
          <text:p text:style-name="P26"><text:span text:style-name="Strong_20_Emphasis">Amplia adopción:</text:span> OpenVPN es una de las soluciones VPN más populares y ampliamente utilizadas.</text:p>
        </text:list-item>
      </text:list>
      <text:p text:style-name="Text_20_body"><text:span text:style-name="Strong_20_Emphasis">WireGuard:</text:span></text:p>
      <text:p text:style-name="Text_20_body">WireGuard también es un protocolo de red privada virtual, pero se diferencia de OpenVPN en varios aspectos. A continuación, algunas características clave de WireGuard:</text:p>
      <text:list text:style-name="L6">
        <text:list-item>
          <text:p text:style-name="P27"><text:span text:style-name="Strong_20_Emphasis">Simplicidad:</text:span> WireGuard se diseñó para ser simple y liviano, con un código base reducido para facilitar la auditoría y la comprensión.</text:p>
        </text:list-item>
        <text:list-item>
          <text:p text:style-name="P27"><text:span text:style-name="Strong_20_Emphasis">Rendimiento:</text:span> Debido a su diseño minimalista, WireGuard tiende a ofrecer un rendimiento superior en comparación con otros protocolos VPN más complejos.</text:p>
        </text:list-item>
        <text:list-item>
          <text:p text:style-name="P27"><text:span text:style-name="Strong_20_Emphasis">Kernel Mode:</text:span> WireGuard se implementa como un módulo del kernel, lo que puede mejorar la eficiencia y el rendimiento.</text:p>
        </text:list-item>
        <text:list-item>
          <text:p text:style-name="P27"><text:span text:style-name="Strong_20_Emphasis">Configuración más sencilla:</text:span> La configuración de WireGuard se considera más simple en comparación con OpenVPN, lo que facilita su implementación y mantenimiento.</text:p>
        </text:list-item>
        <text:list-item>
          <text:p text:style-name="P27"><text:span text:style-name="Strong_20_Emphasis">Conexiones persistentes:</text:span> WireGuard utiliza un enfoque de "conexiones persistentes", lo que significa que una vez establecida la conexión, se mantiene activa de manera continua.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2-01T00:14:22.764145143</dc:date>
    <meta:editing-duration>PT23H15M56S</meta:editing-duration>
    <meta:editing-cycles>40</meta:editing-cycles>
    <meta:generator>LibreOffice/7.6.2.1$Linux_X86_64 LibreOffice_project/56f7684011345957bbf33a7ee678afaf4d2ba333</meta:generator>
    <meta:document-statistic meta:table-count="0" meta:image-count="0" meta:object-count="0" meta:page-count="2" meta:paragraph-count="37" meta:word-count="687" meta:character-count="4593" meta:non-whitespace-character-count="3968"/>
  </office:meta>
</office:document-meta>
</file>